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0.295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04cm" fo:min-width="9.025cm" loext:decorative="false"/>
      <style:paragraph-properties style:writing-mode="lr-tb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63cm" loext:decorative="false"/>
      <style:paragraph-properties style:writing-mode="lr-tb"/>
    </style:style>
    <style:style style:name="pr5" style:family="presentation" style:parent-style-name="Beehive1-outline1">
      <style:graphic-properties fo:min-height="9.13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eehive1-title">
      <style:graphic-properties draw:auto-grow-height="true" fo:min-height="2.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Tachyons</text:p>
          </draw:text-box>
        </draw:frame>
        <draw:frame presentation:style-name="pr2" draw:text-style-name="P1" draw:layer="layout" svg:width="25cm" svg:height="2.5cm" svg:x="1.5cm" svg:y="9.5cm" presentation:class="subtitle" presentation:user-transformed="true">
          <draw:text-box>
            <text:p>December 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achyons: Overview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Heavy Objects</text:p>
                <text:list>
                  <text:list-item>
                    <text:p>Ref/ID</text:p>
                  </text:list-item>
                </text:list>
              </text:list-item>
              <text:list-item>
                <text:p>Scheduled on a Thread</text:p>
                <text:list>
                  <text:list-item>
                    <text:p>setup() to initialize</text:p>
                  </text:list-item>
                  <text:list-item>
                    <text:p>tick() to do normal work</text:p>
                  </text:list-item>
                  <text:list-item>
                    <text:p>teardown() to shutdown</text:p>
                  </text:list-item>
                  <text:list-item>
                    <text:p>snap() exports to frame</text:p>
                  </text:list-item>
                </text:list>
              </text:list-item>
              <text:list-item>
                <text:p>Serializ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Send/Receive Posts</text:p>
                <text:list>
                  <text:list-item>
                    <text:p>Sub/Pub (events)</text:p>
                  </text:list-item>
                  <text:list-item>
                    <text:p>Slots registered &amp; called before setup/tick/teardown in cycle</text:p>
                  </text:list-item>
                </text:list>
              </text:list-item>
              <text:list-item>
                <text:p>Tree – Parent/Child</text:p>
              </text:list-item>
              <text:list-item>
                <text:p>Interfaces/Proxies</text:p>
              </text:list-item>
              <text:list-item>
                <text:p>Resources/Delegat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achyon: Class Inheritanc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Base Heavy Object</text:p>
                <text:list>
                  <text:list-item>
                    <text:p>All others derive from this</text:p>
                  </text:list-item>
                  <text:list-item>
                    <text:p>Has meta information</text:p>
                  </text:list-item>
                </text:list>
              </text:list-item>
              <text:list-item>
                <text:p>Threading – safety matters!</text:p>
                <text:list>
                  <text:list-item>
                    <text:p>Thread owns the pointer</text:p>
                  </text:list-item>
                  <text:list-item>
                    <text:p>Use frame to get data for another tachyon</text:p>
                  </text:list-item>
                  <text:list-item>
                    <text:p>Tachyons use posts for comms</text:p>
                  </text:list-item>
                </text:list>
              </text:list-item>
              <text:list-item>
                <text:p>UniqueID is used as the TachyonID.</text:p>
              </text:list-item>
            </text:list>
          </draw:text-box>
        </draw:frame>
        <draw:custom-shape draw:style-name="gr2" draw:text-style-name="P2" draw:layer="layout" svg:width="3.175cm" svg:height="1.27cm" svg:x="14.605cm" svg:y="9.525cm">
          <text:p text:style-name="P2">Objec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18.415cm" svg:y="9.525cm">
          <text:p text:style-name="P2">UniqueI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22.225cm" svg:y="9.525cm">
          <text:p text:style-name="P2">RefCou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795cm" svg:height="1.27cm" svg:x="14.605cm" svg:y="7.62cm">
          <text:p text:style-name="P2">Tachyo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51cm" svg:y1="8.89cm" svg:x2="16.51cm" svg:y2="9.525cm">
          <text:p/>
        </draw:line>
        <draw:line draw:style-name="gr4" draw:text-style-name="P3" draw:layer="layout" svg:x1="20.32cm" svg:y1="8.89cm" svg:x2="20.32cm" svg:y2="9.525cm">
          <text:p/>
        </draw:line>
        <draw:line draw:style-name="gr4" draw:text-style-name="P3" draw:layer="layout" svg:x1="24.13cm" svg:y1="8.89cm" svg:x2="24.13cm" svg:y2="9.525cm">
          <text:p/>
        </draw:line>
        <draw:custom-shape draw:style-name="gr2" draw:text-style-name="P2" draw:layer="layout" svg:width="3.175cm" svg:height="1.27cm" svg:x="14.605cm" svg:y="5.715cm">
          <text:p text:style-name="P2">Threa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18.415cm" svg:y="5.715cm">
          <text:p text:style-name="P2">Widge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22.225cm" svg:y="5.715cm">
          <text:p text:style-name="P2">Others...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51cm" svg:y1="6.985cm" svg:x2="16.51cm" svg:y2="7.62cm">
          <text:p/>
        </draw:line>
        <draw:line draw:style-name="gr4" draw:text-style-name="P3" draw:layer="layout" svg:x1="20.32cm" svg:y1="6.985cm" svg:x2="20.32cm" svg:y2="7.62cm">
          <text:p/>
        </draw:line>
        <draw:line draw:style-name="gr4" draw:text-style-name="P3" draw:layer="layout" svg:x1="24.13cm" svg:y1="6.985cm" svg:x2="24.13cm" svg:y2="7.6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achyons – Various Type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Camera – projection matrix</text:p>
              </text:list-item>
              <text:list-item>
                <text:p>Collision – (TODO)</text:p>
              </text:list-item>
              <text:list-item>
                <text:p>Desktop – GLFW/X11/Win32</text:p>
              </text:list-item>
              <text:list-item>
                <text:p>Gamepad</text:p>
              </text:list-item>
              <text:list-item>
                <text:p>Joystick</text:p>
              </text:list-item>
              <text:list-item>
                <text:p>Keyboard</text:p>
              </text:list-item>
              <text:list-item>
                <text:p>Light</text:p>
              </text:list-item>
              <text:list-item>
                <text:p>Manager</text:p>
              </text:list-item>
              <text:list-item>
                <text:p>Model – Sim (TODO)</text:p>
              </text:list-item>
              <text:list-item>
                <text:p>Mouse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Physics – (TODO)</text:p>
              </text:list-item>
              <text:list-item>
                <text:p>Rendered – Vulkan/GPU</text:p>
              </text:list-item>
              <text:list-item>
                <text:p>Scene – Cameras, Lights, Models, <text:s/>Rendereds, etc</text:p>
              </text:list-item>
              <text:list-item>
                <text:p>Spatial – view &amp; world matrix</text:p>
              </text:list-item>
              <text:list-item>
                <text:p>Thread – Runs things</text:p>
              </text:list-item>
              <text:list-item>
                <text:p>Viewer – Visual binder (window, widget &amp; vulkan)</text:p>
              </text:list-item>
              <text:list-item>
                <text:p>Widget – Contents</text:p>
              </text:list-item>
              <text:list-item>
                <text:p><text:span text:style-name="T1">Window</text:span> – Desktop’s incarnation</text:p>
              </text:list-item>
            </text:list>
          </draw:text-box>
        </draw:frame>
        <draw:custom-shape draw:style-name="gr5" draw:text-style-name="P4" draw:layer="layout" svg:width="9.525cm" svg:height="0.754cm" svg:x="8.255cm" svg:y="12.581cm">
          <text:p text:style-name="P2"><text:span text:style-name="T2">Note: this is not a complete list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3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Tachyons: Interface/Proxy</text:p>
          </draw:text-box>
        </draw:frame>
        <draw:frame presentation:style-name="pr5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Interfaces (I)</text:p>
                <text:list>
                  <text:list-item>
                    <text:p>Common Shared API</text:p>
                  </text:list-item>
                  <text:list-item>
                    <text:p>Positions, sizes, colors, etc</text:p>
                    <text:p/>
                  </text:list-item>
                </text:list>
              </text:list-item>
              <text:list-item>
                <text:p>Proxies (P)</text:p>
                <text:list>
                  <text:list-item>
                    <text:p>Buffer API</text:p>
                  </text:list-item>
                  <text:list-item>
                    <text:p>Communicate to Tachyons via commands</text:p>
                    <text:p/>
                  </text:list-item>
                </text:list>
              </text:list-item>
              <text:list-item>
                <text:p>Aspects (A)</text:p>
                <text:list>
                  <text:list-item>
                    <text:p>OPTIONAL convenience to implement interfaces for tachyons.</text:p>
                  </text:list-item>
                </text:list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3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Tachyon: Fram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Frame</text:p>
                <text:list>
                  <text:list-item>
                    <text:p>Ref-counted</text:p>
                  </text:list-item>
                  <text:list-item>
                    <text:p>Snapshot in time</text:p>
                  </text:list-item>
                  <text:list-item>
                    <text:p>Contains snaps &amp; data</text:p>
                  </text:list-item>
                  <text:list-item>
                    <text:p>Different per thread!</text:p>
                  </text:list-item>
                  <text:list-item>
                    <text:p>Accessible via Frame::current() during setup()/tick()/teardown()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Snap is Tachyon’s state data/properties</text:p>
                <text:list>
                  <text:list-item>
                    <text:p>Name, parent, children, etc</text:p>
                  </text:list-item>
                  <text:list-item>
                    <text:p>Captured whenever marked “dirty”</text:p>
                  </text:list-item>
                </text:list>
              </text:list-item>
              <text:list-item>
                <text:p>Data is Tachyon’s active data</text:p>
                <text:list>
                  <text:list-item>
                    <text:p>Posts (In/Out)</text:p>
                  </text:list-item>
                  <text:list-item>
                    <text:p>Always captur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Tachyon Schedul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Cycled on Thread</text:p>
                <text:list>
                  <text:list-item>
                    <text:p>inbox posts processed</text:p>
                  </text:list-item>
                  <text:list-item>
                    <text:p>setup/tick/teardown</text:p>
                    <text:list>
                      <text:list-item>
                        <text:p>return result governs proceed/abort</text:p>
                      </text:list-item>
                    </text:list>
                  </text:list-item>
                  <text:list-item>
                    <text:p>outbox posts sent</text:p>
                  </text:list-item>
                  <text:list-item>
                    <text:p>snap/data captured</text:p>
                  </text:list-item>
                </text:list>
              </text:list-item>
              <text:list-item>
                <text:p>Frequency … variability is TODO, so currently every thread tick.</text:p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Must be scheduled</text:p>
                <text:list>
                  <text:list-item>
                    <text:p>Should use Tachyon::create&lt;T&gt;() to have this done automatically</text:p>
                    <text:p/>
                  </text:list-item>
                </text:list>
              </text:list-item>
              <text:list-item>
                <text:p>Can be moved between threads</text:p>
                <text:list>
                  <text:list-item>
                    <text:p>Thread::owner(PUSH, thread) does this</text:p>
                  </text:list-item>
                  <text:list-item>
                    <text:p>Unless different thread is enabled, children will be pushed into same thread as par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achyon Life Cycl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Tachyon’s setup() called every Thread tick, until…</text:p>
                <text:list>
                  <text:list-item>
                    <text:p>{} is returned, proceeds</text:p>
                  </text:list-item>
                  <text:list-item>
                    <text:p>Abort is returned, skips straight to teardown</text:p>
                  </text:list-item>
                  <text:list-item>
                    <text:p>All children are successful in their startup</text:p>
                  </text:list-item>
                  <text:list-item>
                    <text:p>Returning WAIT delays!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Tachyon’s tick() called every thread tick until… abort/teardown</text:p>
              </text:list-item>
              <text:list-item>
                <text:p>Tachyon’s teardown() is called every thread tick until success (WAIT delays)</text:p>
              </text:list-item>
              <text:list-item>
                <text:p>Prepare for multiple invocations (so check)</text:p>
              </text:list-item>
              <text:list-item>
                <text:p>Call base class methods too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achyon Asse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Delegates</text:p>
                <text:list>
                  <text:list-item>
                    <text:p>Flexible extensibility points</text:p>
                  </text:list-item>
                  <text:list-item>
                    <text:p>Declare in init_meta()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Resources</text:p>
                <text:list>
                  <text:list-item>
                    <text:p>Meshes, Images, Textures, etc</text:p>
                  </text:list-item>
                  <text:list-item>
                    <text:p>Declare in init_meta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achyon: static void init_meta()</text:p>
          </draw:text-box>
        </draw:frame>
        <draw:frame presentation:style-name="pr5" draw:layer="layout" svg:width="12.913cm" svg:height="9.134cm" svg:x="1.4cm" svg:y="3.685cm" presentation:class="outline" presentation:user-transformed="true">
          <draw:text-box>
            <text:list text:style-name="L2">
              <text:list-item>
                <text:p>Description/Abstract</text:p>
                <text:list>
                  <text:list-item>
                    <text:p>Destructor needs to be public (unfortunate)</text:p>
                  </text:list-item>
                </text:list>
              </text:list-item>
              <text:list-item>
                <text:p>Properties (Object)</text:p>
              </text:list-item>
              <text:list-item>
                <text:p>Aspects</text:p>
                <text:list>
                  <text:list-item>
                    <text:p>Include the appropriate writer</text:p>
                  </text:list-item>
                  <text:list-item>
                    <text:p>AAspect::init_meta(w)</text:p>
                  </text:list-item>
                </text:list>
              </text:list-item>
              <text:list-item>
                <text:p>Slots</text:p>
                <text:list>
                  <text:list-item>
                    <text:p>w.slot(&amp;T::m_post_slot)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Interfaces (if not aspect)</text:p>
                <text:list>
                  <text:list-item>
                    <text:p>w.interface&lt;Iinterface&gt;();</text:p>
                  </text:list-item>
                </text:list>
              </text:list-item>
              <text:list-item>
                <text:p>Resources</text:p>
                <text:list>
                  <text:list-item>
                    <text:p>w.resource(“name”, &amp;T::m_resource);</text:p>
                  </text:list-item>
                  <text:list-item>
                    <text:p>Or via getter/setter</text:p>
                  </text:list-item>
                </text:list>
              </text:list-item>
              <text:list-item>
                <text:p>Delegates</text:p>
                <text:list>
                  <text:list-item>
                    <text:p>w.delegate(“name”, &amp;T::m_delegate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achyon Macros</text:p>
          </draw:text-box>
        </draw:frame>
        <draw:frame presentation:style-name="pr5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Inside class definition</text:p>
                <text:list>
                  <text:list-item>
                    <text:p>If new meta… YQ_TACHYON_META(TMeta)</text:p>
                  </text:list-item>
                  <text:list-item>
                    <text:p>If new snap… YQ_TACHYON_SNAP(TSnap)</text:p>
                  </text:list-item>
                  <text:list-item>
                    <text:p>If new data… YQ_TACHYON_DATA(TData)</text:p>
                  </text:list-item>
                  <text:list-item>
                    <text:p>Always … YQ_TACHYON_DECLARE(T, Base)</text:p>
                    <text:list>
                      <text:list-item>
                        <text:p>Listed LAST (because it’ll detect what’s defined in the previous three)</text:p>
                      </text:list-item>
                    </text:list>
                  </text:list-item>
                </text:list>
              </text:list-item>
              <text:list-item>
                <text:p>Source… global namespace</text:p>
                <text:list>
                  <text:list-item>
                    <text:p>Always … YQ_TACHYON_IMPLEMENT(anynamespace::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achyon Posts</text:p>
          </draw:text-box>
        </draw:frame>
        <draw:frame presentation:style-name="pr5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PRIMARY means of communication between tachyons</text:p>
                <text:list>
                  <text:list-item>
                    <text:p>Send command to order</text:p>
                  </text:list-item>
                  <text:list-item>
                    <text:p>Publish events when things happen</text:p>
                    <text:list>
                      <text:list-item>
                        <text:p>Use subscribe() to get these (same thread) or use a subscribe command</text:p>
                      </text:list-item>
                    </text:list>
                  </text:list-item>
                  <text:list-item>
                    <text:p>Requests to get something (or it’s okay to object to)</text:p>
                  </text:list-item>
                  <text:list-item>
                    <text:p>Replies to acknowledge/reject a request</text:p>
                  </text:list-item>
                  <text:list-item>
                    <text:p>Registered handler via slots (by either reference or ref pointer is fine)</text:p>
                  </text:list-item>
                  <text:list-item>
                    <text:p>Manifestos go out as mess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presentation:footer/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21:02:48.990667562</meta:creation-date>
    <dc:description>This work is licensed under a Creative Commons 0 License.
It makes use of the works of kka_libo_design@ashisuto.co.jp.</dc:description>
    <meta:generator>LibreOffice/25.2.7.2$Linux_X86_64 LibreOffice_project/520$Build-2</meta:generator>
    <dc:title>Beehive</dc:title>
    <meta:editing-duration>PT41M25S</meta:editing-duration>
    <meta:editing-cycles>17</meta:editing-cycles>
    <dc:date>2025-12-22T08:22:12.641083420</dc:date>
    <meta:document-statistic meta:object-count="206"/>
  </office:meta>
</office:document-meta>
</file>